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none" fo:min-height="6.54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4.1cm" svg:height="1.1cm" svg:x="2.7cm" svg:y="2.1cm">
          <text:p text:style-name="P1">Zenoh</text:p>
        </draw:rect>
        <draw:rect draw:style-name="gr1" draw:text-style-name="P1" draw:layer="layout" svg:width="4.1cm" svg:height="1.1cm" svg:x="4cm" svg:y="5.5cm">
          <text:p text:style-name="P1">可扩展</text:p>
        </draw:rect>
        <draw:rect draw:style-name="gr1" draw:text-style-name="P1" draw:layer="layout" svg:width="4.1cm" svg:height="1.1cm" svg:x="4.1cm" svg:y="7.1cm">
          <text:p text:style-name="P1">高效率</text:p>
        </draw:rect>
        <draw:rect draw:style-name="gr1" draw:text-style-name="P1" draw:layer="layout" svg:width="4.1cm" svg:height="1.1cm" svg:x="4.1cm" svg:y="8.7cm">
          <text:p text:style-name="P1">位置透明化</text:p>
        </draw:rect>
        <draw:rect draw:style-name="gr1" draw:text-style-name="P1" draw:layer="layout" svg:width="4.1cm" svg:height="1.1cm" svg:x="11.1cm" svg:y="5.4cm">
          <text:p text:style-name="P1">动态数据</text:p>
        </draw:rect>
        <draw:rect draw:style-name="gr1" draw:text-style-name="P1" draw:layer="layout" svg:width="4.1cm" svg:height="1.1cm" svg:x="11.1cm" svg:y="7cm">
          <text:p text:style-name="P1">使用中数据</text:p>
        </draw:rect>
        <draw:rect draw:style-name="gr1" draw:text-style-name="P1" draw:layer="layout" svg:width="4.1cm" svg:height="1.1cm" svg:x="11.1cm" svg:y="8.8cm">
          <text:p text:style-name="P1">静态数据</text:p>
        </draw:rect>
        <draw:rect draw:style-name="gr1" draw:text-style-name="P1" draw:layer="layout" svg:width="4.1cm" svg:height="1.1cm" svg:x="17cm" svg:y="7.1cm">
          <text:p text:style-name="P1">计算整合</text:p>
        </draw:rect>
        <draw:rect draw:style-name="gr2" draw:text-style-name="P1" draw:layer="layout" svg:width="4.1cm" svg:height="1.1cm" svg:x="46.1cm" svg:y="16.3cm">
          <text:p/>
        </draw:rect>
        <draw:rect draw:style-name="gr2" draw:text-style-name="P1" draw:layer="layout" svg:width="4.1cm" svg:height="1.1cm" svg:x="46.6cm" svg:y="16.8cm">
          <text:p/>
        </draw:rect>
        <draw:rect draw:style-name="gr2" draw:text-style-name="P1" draw:layer="layout" svg:width="4.1cm" svg:height="1.1cm" svg:x="47.1cm" svg:y="17.3cm">
          <text:p/>
        </draw:rect>
        <draw:rect draw:style-name="gr2" draw:text-style-name="P1" draw:layer="layout" svg:width="4.1cm" svg:height="1.1cm" svg:x="47.6cm" svg:y="17.8cm">
          <text:p/>
        </draw:rect>
        <draw:rect draw:style-name="gr2" draw:text-style-name="P1" draw:layer="layout" svg:width="4.1cm" svg:height="1.1cm" svg:x="48.1cm" svg:y="18.3cm">
          <text:p/>
        </draw:rect>
        <draw:rect draw:style-name="gr2" draw:text-style-name="P1" draw:layer="layout" svg:width="4.1cm" svg:height="1.1cm" svg:x="48.6cm" svg:y="18.8cm">
          <text:p/>
        </draw:rect>
        <draw:rect draw:style-name="gr2" draw:text-style-name="P1" draw:layer="layout" svg:width="4.1cm" svg:height="1.1cm" svg:x="49.1cm" svg:y="19.3cm">
          <text:p/>
        </draw:rect>
        <draw:rect draw:style-name="gr2" draw:text-style-name="P1" draw:layer="layout" svg:width="4.1cm" svg:height="1.1cm" svg:x="49.6cm" svg:y="19.8cm">
          <text:p/>
        </draw:rect>
        <draw:rect draw:style-name="gr2" draw:text-style-name="P1" draw:layer="layout" svg:width="4.1cm" svg:height="1.1cm" svg:x="50.1cm" svg:y="20.3cm">
          <text:p/>
        </draw:rect>
        <draw:rect draw:style-name="gr2" draw:text-style-name="P1" draw:layer="layout" svg:width="4.1cm" svg:height="1.1cm" svg:x="50.6cm" svg:y="20.8cm">
          <text:p/>
        </draw:rect>
        <draw:rect draw:style-name="gr2" draw:text-style-name="P1" draw:layer="layout" svg:width="4.1cm" svg:height="1.1cm" svg:x="51.1cm" svg:y="21.3cm">
          <text:p/>
        </draw:rect>
        <draw:rect draw:style-name="gr2" draw:text-style-name="P1" draw:layer="layout" svg:width="4.1cm" svg:height="1.1cm" svg:x="51.6cm" svg:y="21.8cm">
          <text:p/>
        </draw:rect>
        <draw:rect draw:style-name="gr2" draw:text-style-name="P1" draw:layer="layout" svg:width="4.1cm" svg:height="1.1cm" svg:x="52.1cm" svg:y="22.3cm">
          <text:p/>
        </draw:rect>
        <draw:rect draw:style-name="gr2" draw:text-style-name="P1" draw:layer="layout" svg:width="4.1cm" svg:height="1.1cm" svg:x="52.6cm" svg:y="22.8cm">
          <text:p/>
        </draw:rect>
        <draw:frame draw:style-name="gr3" draw:layer="layout" svg:width="26.867cm" svg:height="6.799cm" svg:x="4.3cm" svg:y="14.3cm">
          <draw:text-box>
            <text:p>部署单元</text:p>
            <text:p>zenoh 提供三种部署单元：</text:p>
            <text:p/>
            <text:p>对等方（peers）。用于在 对等网络（peer-to-peer）、网状（mesh）拓扑网络和其他节点通信，也可以通过路由器与广泛的系统通信。</text:p>
            <text:p>客户（clients）。用于连接单个路由器（或点）来和系统其他部分通信。</text:p>
            <text:p>路由器（routers）。用于在 client和peers之间、集团拓扑和网状拓扑网络之间路由数据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5T11:19:00.23</meta:creation-date>
    <dc:date>2022-05-12T07:07:07.79</dc:date>
    <meta:editing-duration>PT8M48S</meta:editing-duration>
    <meta:editing-cycles>2</meta:editing-cycles>
    <meta:generator>OpenOffice/4.1.5$Win32 OpenOffice.org_project/415m1$Build-9789</meta:generator>
    <meta:document-statistic meta:object-count="23"/>
  </office:meta>
</office:document-meta>
</file>